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4642C6FA7144733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429in" svg:height="5.9295in" svg:x="1.2465in" svg:y="5.1031in">
            <draw:object draw:notify-on-update-of-ranges="Sheet1.C11:Sheet1.C20 Sheet1.D10:Sheet1.D10 Sheet1.D11:Sheet1.D20 Sheet1.C11:Sheet1.C20 Sheet1.H10:Sheet1.H10 Sheet1.H11:Sheet1.H20 Sheet1.C11:Sheet1.C20 Sheet1.J10:Sheet1.J10 Sheet1.J11:Sheet1.J20 Sheet1.C11:Sheet1.C20 Sheet1.L10:Sheet1.L10 Sheet1.L11:Sheet1.L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0" table:default-cell-style-name="Default"/>
        <table:table-row table:style-name="ro1" table:number-rows-repeated="8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N=30</text:p>
          </table:table-cell>
          <table:table-cell table:number-columns-repeated="8"/>
          <table:table-cell office:value-type="string" calcext:value-type="string">
            <text:p>N=5</text:p>
          </table:table-cell>
          <table:table-cell table:number-columns-repeated="6"/>
          <table:table-cell office:value-type="string" calcext:value-type="string">
            <text:p>N=20</text:p>
          </table:table-cell>
          <table:table-cell table:number-columns-repeated="6"/>
          <table:table-cell office:value-type="string" calcext:value-type="string">
            <text:p>N=10</text:p>
          </table:table-cell>
          <table:table-cell table:number-columns-repeated="6"/>
          <table:table-cell office:value-type="string" calcext:value-type="string">
            <text:p>N=5,C=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</text:p>
          </table:table-cell>
          <table:table-cell office:value-type="string" calcext:value-type="string">
            <text:p>N=30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10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0,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, C=6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,C=6</text:p>
          </table:table-cell>
          <table:table-cell office:value-type="string" calcext:value-type="string">
            <text:p>95% CI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67518328928074" calcext:value-type="float">
            <text:p>1.67518328928074</text:p>
          </table:table-cell>
          <table:table-cell/>
          <table:table-cell office:value-type="float" office:value="0.49751266928491" calcext:value-type="float">
            <text:p>0.49751266928491</text:p>
          </table:table-cell>
          <table:table-cell/>
          <table:table-cell office:value-type="float" office:value="1.34855310678621" calcext:value-type="float">
            <text:p>1.34855310678621</text:p>
          </table:table-cell>
          <table:table-cell/>
          <table:table-cell office:value-type="float" office:value="0.823090502009998" calcext:value-type="float">
            <text:p>0.823090502009998</text:p>
          </table:table-cell>
          <table:table-cell/>
          <table:table-cell office:value-type="float" office:value="0.457600851648226" calcext:value-type="float">
            <text:p>0.457600851648226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34989226" calcext:value-type="float">
            <text:p>1.67602349892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3631785651" calcext:value-type="float">
            <text:p>0.49803631785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270006032" calcext:value-type="float">
            <text:p>1.3494270006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0833441228" calcext:value-type="float">
            <text:p>0.8230833441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636046699" calcext:value-type="float">
            <text:p>0.45755636046699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95294889163274" calcext:value-type="float">
            <text:p>1.95294889163274</text:p>
          </table:table-cell>
          <table:table-cell/>
          <table:table-cell office:value-type="float" office:value="0.714395423443413" calcext:value-type="float">
            <text:p>0.714395423443413</text:p>
          </table:table-cell>
          <table:table-cell/>
          <table:table-cell office:value-type="float" office:value="1.77607521816643" calcext:value-type="float">
            <text:p>1.77607521816643</text:p>
          </table:table-cell>
          <table:table-cell/>
          <table:table-cell office:value-type="float" office:value="1.29336303706146" calcext:value-type="float">
            <text:p>1.29336303706146</text:p>
          </table:table-cell>
          <table:table-cell/>
          <table:table-cell office:value-type="float" office:value="0.714397107652168" calcext:value-type="float">
            <text:p>0.714397107652168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256047099" calcext:value-type="float">
            <text:p>1.67552560470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37000171579" calcext:value-type="float">
            <text:p>0.498370001715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754221311" calcext:value-type="float">
            <text:p>1.34897542213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0860788568" calcext:value-type="float">
            <text:p>0.82250860788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91374114343" calcext:value-type="float">
            <text:p>0.4591374114343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2.01476268621471" calcext:value-type="float">
            <text:p>2.01476268621471</text:p>
          </table:table-cell>
          <table:table-cell/>
          <table:table-cell office:value-type="float" office:value="0.714395914670966" calcext:value-type="float">
            <text:p>0.714395914670966</text:p>
          </table:table-cell>
          <table:table-cell/>
          <table:table-cell office:value-type="float" office:value="1.89919098330774" calcext:value-type="float">
            <text:p>1.89919098330774</text:p>
          </table:table-cell>
          <table:table-cell/>
          <table:table-cell office:value-type="float" office:value="1.42856319549737" calcext:value-type="float">
            <text:p>1.42856319549737</text:p>
          </table:table-cell>
          <table:table-cell/>
          <table:table-cell office:value-type="float" office:value="0.714396616424614" calcext:value-type="float">
            <text:p>0.714396616424614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45515531" calcext:value-type="float">
            <text:p>1.6760245515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7842360166" calcext:value-type="float">
            <text:p>0.49757842360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875423289" calcext:value-type="float">
            <text:p>1.347875423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6229182917" calcext:value-type="float">
            <text:p>0.822762291829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3846595951" calcext:value-type="float">
            <text:p>0.45733846595951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03946451986191" calcext:value-type="float">
            <text:p>2.03946451986191</text:p>
          </table:table-cell>
          <table:table-cell/>
          <table:table-cell office:value-type="float" office:value="0.714397037476802" calcext:value-type="float">
            <text:p>0.714397037476802</text:p>
          </table:table-cell>
          <table:table-cell/>
          <table:table-cell office:value-type="float" office:value="1.94975156166502" calcext:value-type="float">
            <text:p>1.94975156166502</text:p>
          </table:table-cell>
          <table:table-cell/>
          <table:table-cell office:value-type="float" office:value="1.42866672922299" calcext:value-type="float">
            <text:p>1.42866672922299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2729755021" calcext:value-type="float">
            <text:p>1.6732729755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4789794958" calcext:value-type="float">
            <text:p>0.49694789794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4385826962" calcext:value-type="float">
            <text:p>1.34643858269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95281899703" calcext:value-type="float">
            <text:p>0.82195281899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88267591297" calcext:value-type="float">
            <text:p>0.45788267591297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05444794268638" calcext:value-type="float">
            <text:p>2.05444794268638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/>
          <table:table-cell office:value-type="float" office:value="1.97722518186823" calcext:value-type="float">
            <text:p>1.97722518186823</text:p>
          </table:table-cell>
          <table:table-cell/>
          <table:table-cell office:value-type="float" office:value="1.42867875928553" calcext:value-type="float">
            <text:p>1.42867875928553</text:p>
          </table:table-cell>
          <table:table-cell/>
          <table:table-cell office:value-type="float" office:value="0.714396511161568" calcext:value-type="float">
            <text:p>0.714396511161568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024488395" calcext:value-type="float">
            <text:p>1.67360244883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947593739" calcext:value-type="float">
            <text:p>0.4978594759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806853888" calcext:value-type="float">
            <text:p>1.34888068538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9022916818" calcext:value-type="float">
            <text:p>0.82290229168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4057048361" calcext:value-type="float">
            <text:p>0.45804057048361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06478063356424" calcext:value-type="float">
            <text:p>2.06478063356424</text:p>
          </table:table-cell>
          <table:table-cell/>
          <table:table-cell office:value-type="float" office:value="0.714396791863025" calcext:value-type="float">
            <text:p>0.714396791863025</text:p>
          </table:table-cell>
          <table:table-cell/>
          <table:table-cell office:value-type="float" office:value="1.99238313082478" calcext:value-type="float">
            <text:p>1.99238313082478</text:p>
          </table:table-cell>
          <table:table-cell/>
          <table:table-cell office:value-type="float" office:value="1.42846748131242" calcext:value-type="float">
            <text:p>1.42846748131242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613928827" calcext:value-type="float">
            <text:p>1.6767613928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1631829861" calcext:value-type="float">
            <text:p>0.49761631829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12124093" calcext:value-type="float">
            <text:p>1.348211212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3176512446" calcext:value-type="float">
            <text:p>0.823131765124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99109685148" calcext:value-type="float">
            <text:p>0.45799109685148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2.07167073157467" calcext:value-type="float">
            <text:p>2.07167073157467</text:p>
          </table:table-cell>
          <table:table-cell/>
          <table:table-cell office:value-type="float" office:value="0.714397072564486" calcext:value-type="float">
            <text:p>0.714397072564486</text:p>
          </table:table-cell>
          <table:table-cell/>
          <table:table-cell office:value-type="float" office:value="2.00924977973707" calcext:value-type="float">
            <text:p>2.00924977973707</text:p>
          </table:table-cell>
          <table:table-cell/>
          <table:table-cell office:value-type="float" office:value="1.4285341353776" calcext:value-type="float">
            <text:p>1.4285341353776</text:p>
          </table:table-cell>
          <table:table-cell/>
          <table:table-cell office:value-type="float" office:value="0.714396897126073" calcext:value-type="float">
            <text:p>0.714396897126073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140255642" calcext:value-type="float">
            <text:p>1.67571402556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6158151412" calcext:value-type="float">
            <text:p>0.49756158151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406847993" calcext:value-type="float">
            <text:p>1.34944068479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4860784357" calcext:value-type="float">
            <text:p>0.82254860784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741309746" calcext:value-type="float">
            <text:p>0.45755741309746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.08133970385295" calcext:value-type="float">
            <text:p>2.08133970385295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/>
          <table:table-cell office:value-type="float" office:value="2.01853885767838" calcext:value-type="float">
            <text:p>2.01853885767838</text:p>
          </table:table-cell>
          <table:table-cell/>
          <table:table-cell office:value-type="float" office:value="1.42859172930193" calcext:value-type="float">
            <text:p>1.42859172930193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9392874323" calcext:value-type="float">
            <text:p>1.67693928743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95315899667" calcext:value-type="float">
            <text:p>0.498953158996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3017386297" calcext:value-type="float">
            <text:p>1.34830173862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75913499038" calcext:value-type="float">
            <text:p>0.82175913499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6372888029" calcext:value-type="float">
            <text:p>0.45756372888029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.0895147829669" calcext:value-type="float">
            <text:p>2.0895147829669</text:p>
          </table:table-cell>
          <table:table-cell/>
          <table:table-cell office:value-type="float" office:value="0.714396862038391" calcext:value-type="float">
            <text:p>0.714396862038391</text:p>
          </table:table-cell>
          <table:table-cell/>
          <table:table-cell office:value-type="float" office:value="2.02939305677923" calcext:value-type="float">
            <text:p>2.02939305677923</text:p>
          </table:table-cell>
          <table:table-cell/>
          <table:table-cell office:value-type="float" office:value="1.42840131596854" calcext:value-type="float">
            <text:p>1.42840131596854</text:p>
          </table:table-cell>
          <table:table-cell/>
          <table:table-cell office:value-type="float" office:value="0.714396616424615" calcext:value-type="float">
            <text:p>0.714396616424615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750781315" calcext:value-type="float">
            <text:p>1.67577507813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8052875734" calcext:value-type="float">
            <text:p>0.49768052875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519631032" calcext:value-type="float">
            <text:p>1.350519631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17913244302" calcext:value-type="float">
            <text:p>0.824179132443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23425449026" calcext:value-type="float">
            <text:p>0.4582342544902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0049891175554" calcext:value-type="float">
            <text:p>2.10049891175554</text:p>
          </table:table-cell>
          <table:table-cell/>
          <table:table-cell office:value-type="float" office:value="0.714396826950708" calcext:value-type="float">
            <text:p>0.714396826950708</text:p>
          </table:table-cell>
          <table:table-cell/>
          <table:table-cell office:value-type="float" office:value="2.03930683581737" calcext:value-type="float">
            <text:p>2.03930683581737</text:p>
          </table:table-cell>
          <table:table-cell/>
          <table:table-cell office:value-type="float" office:value="1.42905963607759" calcext:value-type="float">
            <text:p>1.42905963607759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 table:number-columns-repeated="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908684307" calcext:value-type="float">
            <text:p>1.67499086843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631863545" calcext:value-type="float">
            <text:p>0.497296318635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9633453" calcext:value-type="float">
            <text:p>1.348219633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6033425228" calcext:value-type="float">
            <text:p>0.8246033425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2583439386" calcext:value-type="float">
            <text:p>0.457325834393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057185203" calcext:value-type="float">
            <text:p>1.6740571852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10263357618" calcext:value-type="float">
            <text:p>0.498102633576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648954054" calcext:value-type="float">
            <text:p>1.34936489540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0966020036" calcext:value-type="float">
            <text:p>0.822809660200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3320343873" calcext:value-type="float">
            <text:p>0.4567332034387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529731021" calcext:value-type="float">
            <text:p>1.6755529731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84238964" calcext:value-type="float">
            <text:p>0.4972984238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101736735" calcext:value-type="float">
            <text:p>1.350101736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24544816269" calcext:value-type="float">
            <text:p>0.824245448162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7320202821" calcext:value-type="float">
            <text:p>0.4580732020282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940244273" calcext:value-type="float">
            <text:p>1.67679402442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468456349" calcext:value-type="float">
            <text:p>0.4966468456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417401666" calcext:value-type="float">
            <text:p>1.34684174016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6755456047" calcext:value-type="float">
            <text:p>0.823167554560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3425470078" calcext:value-type="float">
            <text:p>0.458034254700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466593193" calcext:value-type="float">
            <text:p>1.67364665931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8263443933" calcext:value-type="float">
            <text:p>0.497282634439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0869999084" calcext:value-type="float">
            <text:p>1.35008699990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334338595" calcext:value-type="float">
            <text:p>0.823783343385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741295009" calcext:value-type="float">
            <text:p>0.457697412950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719192927" calcext:value-type="float">
            <text:p>1.6766719192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0052884155" calcext:value-type="float">
            <text:p>0.4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2691081378" calcext:value-type="float">
            <text:p>1.34726910813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860653831" calcext:value-type="float">
            <text:p>0.823788606538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9109632516" calcext:value-type="float">
            <text:p>0.458491096325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927711655" calcext:value-type="float">
            <text:p>1.673927711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04473995291" calcext:value-type="float">
            <text:p>0.497044739952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2922639029" calcext:value-type="float">
            <text:p>1.34929226390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25492288955" calcext:value-type="float">
            <text:p>0.82325492288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6162393513" calcext:value-type="float">
            <text:p>0.457261623935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1866598035" calcext:value-type="float">
            <text:p>1.6731866598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6474003712" calcext:value-type="float">
            <text:p>0.496964740037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5470162663" calcext:value-type="float">
            <text:p>1.3454701626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50650367736" calcext:value-type="float">
            <text:p>0.82150650367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846589635" calcext:value-type="float">
            <text:p>0.457398465896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656041415" calcext:value-type="float">
            <text:p>1.67606560414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6789824432" calcext:value-type="float">
            <text:p>0.496667898244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312117566" calcext:value-type="float">
            <text:p>1.34883121175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6018688401" calcext:value-type="float">
            <text:p>0.82246018688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425505868" calcext:value-type="float">
            <text:p>0.4576942550586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02919260085" calcext:value-type="float">
            <text:p>1.67029192600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28263549196" calcext:value-type="float">
            <text:p>0.49628263549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870006453" calcext:value-type="float">
            <text:p>1.3493870006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01386945908" calcext:value-type="float">
            <text:p>0.82401386945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5109763042" calcext:value-type="float">
            <text:p>0.457251097630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677129814" calcext:value-type="float">
            <text:p>1.67266771298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38158275623" calcext:value-type="float">
            <text:p>0.496381582756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3733153965" calcext:value-type="float">
            <text:p>1.35037331539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95597478318" calcext:value-type="float">
            <text:p>0.823955974783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4057185203" calcext:value-type="float">
            <text:p>0.4567405718520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74856026467" calcext:value-type="float">
            <text:p>1.6774856026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19947663213" calcext:value-type="float">
            <text:p>0.49719947663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4196311372" calcext:value-type="float">
            <text:p>1.35041963113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2755491836" calcext:value-type="float">
            <text:p>0.82282755491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2688712959" calcext:value-type="float">
            <text:p>0.457226887129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6657993" calcext:value-type="float">
            <text:p>1.6749066579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70684451911" calcext:value-type="float">
            <text:p>0.49770684451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206845045" calcext:value-type="float">
            <text:p>1.34972068450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62544881532" calcext:value-type="float">
            <text:p>0.823625448815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3202744" calcext:value-type="float">
            <text:p>0.4573932027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98140528" calcext:value-type="float">
            <text:p>1.67664981405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57915939" calcext:value-type="float">
            <text:p>0.49798579159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7038455749" calcext:value-type="float">
            <text:p>1.34670384557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31913229565" calcext:value-type="float">
            <text:p>0.8243191322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14478195286" calcext:value-type="float">
            <text:p>0.457144781952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571866766" calcext:value-type="float">
            <text:p>1.6726571866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1947587424" calcext:value-type="float">
            <text:p>0.497919475874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954221101" calcext:value-type="float">
            <text:p>1.34899542211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2860681199" calcext:value-type="float">
            <text:p>0.82352860681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69425611131" calcext:value-type="float">
            <text:p>0.456694256111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9319200717" calcext:value-type="float">
            <text:p>1.6759319200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684422437" calcext:value-type="float">
            <text:p>0.4979868442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859506464" calcext:value-type="float">
            <text:p>1.34688595064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60018673665" calcext:value-type="float">
            <text:p>0.822600186736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40478167918" calcext:value-type="float">
            <text:p>0.4574047816791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35001016" calcext:value-type="float">
            <text:p>1.67490350010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7526518393" calcext:value-type="float">
            <text:p>0.49807526518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227928181" calcext:value-type="float">
            <text:p>1.34682279281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8439622695" calcext:value-type="float">
            <text:p>0.823584396226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30583336228" calcext:value-type="float">
            <text:p>0.4583058333622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45509005" calcext:value-type="float">
            <text:p>1.67664455090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21075241" calcext:value-type="float">
            <text:p>0.4978521075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691070852" calcext:value-type="float">
            <text:p>1.3482691070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81597703581" calcext:value-type="float">
            <text:p>0.82181597703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3530775231" calcext:value-type="float">
            <text:p>0.457635307752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024439974" calcext:value-type="float">
            <text:p>1.67820244399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80368757507" calcext:value-type="float">
            <text:p>0.49680368757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6543708901" calcext:value-type="float">
            <text:p>1.34765437089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4018690507" calcext:value-type="float">
            <text:p>0.82244018690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82899281159" calcext:value-type="float">
            <text:p>0.456828992811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845507531" calcext:value-type="float">
            <text:p>1.6767845507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47000266316" calcext:value-type="float">
            <text:p>0.497470002663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806844414" calcext:value-type="float">
            <text:p>1.34978068444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5702867681" calcext:value-type="float">
            <text:p>0.82275702867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0057126256" calcext:value-type="float">
            <text:p>0.457300571262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840343326" calcext:value-type="float">
            <text:p>1.6738403433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20789662327" calcext:value-type="float">
            <text:p>0.49820789662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0322652292" calcext:value-type="float">
            <text:p>1.34803226522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9913389565" calcext:value-type="float">
            <text:p>0.8227991338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879388548" calcext:value-type="float">
            <text:p>0.4580879388548</text:p>
          </table:table-cell>
        </table:table-row>
        <table:table-row table:style-name="ro1">
          <table:table-cell table:number-columns-repeated="19"/>
          <table:table-cell table:formula="of:=AVERAGE([.T11:.T40])" office:value-type="float" office:value="1.67518328928074" calcext:value-type="float">
            <text:p>1.67518328928074</text:p>
          </table:table-cell>
          <table:table-cell/>
          <table:table-cell table:formula="of:=AVERAGE([.AC11:.AC40])" office:value-type="float" office:value="0.49751266928491" calcext:value-type="float">
            <text:p>0.49751266928491</text:p>
          </table:table-cell>
          <table:table-cell/>
          <table:table-cell table:formula="of:=AVERAGE([.AJ11:.AJ40])" office:value-type="float" office:value="1.34855310678621" calcext:value-type="float">
            <text:p>1.34855310678621</text:p>
          </table:table-cell>
          <table:table-cell/>
          <table:table-cell table:formula="of:=AVERAGE([.AQ11:.AQ40])" office:value-type="float" office:value="0.823090502009998" calcext:value-type="float">
            <text:p>0.823090502009998</text:p>
          </table:table-cell>
          <table:table-cell/>
          <table:table-cell table:formula="of:=AVERAGE([.AX11:.AX40])" office:value-type="float" office:value="0.457600851648226" calcext:value-type="float">
            <text:p>0.457600851648226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5421699556" calcext:value-type="float">
            <text:p>1.93854216995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5398457475" calcext:value-type="float">
            <text:p>0.714653984574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18307559676" calcext:value-type="float">
            <text:p>1.7818307559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9996926319" calcext:value-type="float">
            <text:p>1.29199969263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7714244511" calcext:value-type="float">
            <text:p>0.714677142445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20737241329" calcext:value-type="float">
            <text:p>1.96207372413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7608970938" calcext:value-type="float">
            <text:p>0.71477608970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3718153981" calcext:value-type="float">
            <text:p>1.7753718153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09891673798" calcext:value-type="float">
            <text:p>1.2909891673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661601409" calcext:value-type="float">
            <text:p>0.714786616014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971625293" calcext:value-type="float">
            <text:p>1.9559716252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60907199" calcext:value-type="float">
            <text:p>0.7138160907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0181305072" calcext:value-type="float">
            <text:p>1.7760181305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712708723" calcext:value-type="float">
            <text:p>1.29267127087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398545896" calcext:value-type="float">
            <text:p>0.713813985458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11900198" calcext:value-type="float">
            <text:p>1.948119001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102337787" calcext:value-type="float">
            <text:p>1.779102337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1786387593" calcext:value-type="float">
            <text:p>1.29317863875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4556500467" calcext:value-type="float">
            <text:p>0.713245565004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1400482736" calcext:value-type="float">
            <text:p>1.95414004827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6318140718" calcext:value-type="float">
            <text:p>1.776631814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5975867394" calcext:value-type="float">
            <text:p>1.292597586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819595979" calcext:value-type="float">
            <text:p>0.713838195959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05505888941" calcext:value-type="float">
            <text:p>1.9405505888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4202321892" calcext:value-type="float">
            <text:p>1.77942023218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9481105809" calcext:value-type="float">
            <text:p>1.29494811058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1924892711" calcext:value-type="float">
            <text:p>0.713519248927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768913927" calcext:value-type="float">
            <text:p>1.9531768913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1819555979" calcext:value-type="float">
            <text:p>0.71421819555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823380186" calcext:value-type="float">
            <text:p>1.77888233801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8470580557" calcext:value-type="float">
            <text:p>1.29484705805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3819553874" calcext:value-type="float">
            <text:p>0.714238195538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7274160764" calcext:value-type="float">
            <text:p>1.95472741607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9486526856" calcext:value-type="float">
            <text:p>1.7799486526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575858341" calcext:value-type="float">
            <text:p>1.2934575858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2063566249" calcext:value-type="float">
            <text:p>1.96120635662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7297055477" calcext:value-type="float">
            <text:p>1.77972970554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896365372247" calcext:value-type="float">
            <text:p>1.28963653722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4872310661" calcext:value-type="float">
            <text:p>0.713048723106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884753806" calcext:value-type="float">
            <text:p>1.9483884753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8654980363" calcext:value-type="float">
            <text:p>1.7768654980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449530053" calcext:value-type="float">
            <text:p>1.2946449530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0977377919" calcext:value-type="float">
            <text:p>0.714909773779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1168872454" calcext:value-type="float">
            <text:p>1.95711688724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345784899" calcext:value-type="float">
            <text:p>0.7150434578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1939345327" calcext:value-type="float">
            <text:p>1.76219393453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733765543" calcext:value-type="float">
            <text:p>1.29227337655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187889276" calcext:value-type="float">
            <text:p>0.7150518788927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3105786204" calcext:value-type="float">
            <text:p>1.95031057862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560244673" calcext:value-type="float">
            <text:p>1.77675602446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860055937" calcext:value-type="float">
            <text:p>1.29468600559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2705912941" calcext:value-type="float">
            <text:p>1.9382705912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728671865" calcext:value-type="float">
            <text:p>1.77617286718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565325721" calcext:value-type="float">
            <text:p>1.29405653257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5819488611" calcext:value-type="float">
            <text:p>0.714858194886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99242737639" calcext:value-type="float">
            <text:p>1.93992427376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240547115" calcext:value-type="float">
            <text:p>0.714802405471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18412927986" calcext:value-type="float">
            <text:p>1.77184129279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112709355" calcext:value-type="float">
            <text:p>1.29261127093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2451071104" calcext:value-type="float">
            <text:p>0.714824510711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926808498" calcext:value-type="float">
            <text:p>1.95319268084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135492489" calcext:value-type="float">
            <text:p>0.712821354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370773294" calcext:value-type="float">
            <text:p>1.77653707732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1975871604" calcext:value-type="float">
            <text:p>1.29219758716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3505764731" calcext:value-type="float">
            <text:p>1.95235057647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09465463721" calcext:value-type="float">
            <text:p>1.78094654637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313374407" calcext:value-type="float">
            <text:p>1.2943133744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7981960019" calcext:value-type="float">
            <text:p>0.71379819600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842526482" calcext:value-type="float">
            <text:p>1.95998425264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5293068113" calcext:value-type="float">
            <text:p>0.7158529306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67603613" calcext:value-type="float">
            <text:p>1.77656760361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7765328668" calcext:value-type="float">
            <text:p>1.29377653286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75895288531" calcext:value-type="float">
            <text:p>1.9475895288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549724684" calcext:value-type="float">
            <text:p>1.77615497246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3091649377" calcext:value-type="float">
            <text:p>1.29330916493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4556363625" calcext:value-type="float">
            <text:p>0.714545563636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916246404" calcext:value-type="float">
            <text:p>1.9565916246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4391826956" calcext:value-type="float">
            <text:p>1.77643918269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0660083516" calcext:value-type="float">
            <text:p>1.2920660083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345860689" calcext:value-type="float">
            <text:p>0.7143234586068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84255806" calcext:value-type="float">
            <text:p>1.956984255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8191833482" calcext:value-type="float">
            <text:p>1.7758191833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9607431992" calcext:value-type="float">
            <text:p>1.29396074319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66164983" calcext:value-type="float">
            <text:p>0.714326616498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8968864243" calcext:value-type="float">
            <text:p>1.95789688642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47349739632" calcext:value-type="float">
            <text:p>1.77473497396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154806153" calcext:value-type="float">
            <text:p>1.29341548061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13538091" calcext:value-type="float">
            <text:p>0.71388135380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3032038914" calcext:value-type="float">
            <text:p>1.95630320389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030027337" calcext:value-type="float">
            <text:p>0.7147403002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9549716263" calcext:value-type="float">
            <text:p>1.7769549716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399689053" calcext:value-type="float">
            <text:p>1.295399689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661607725" calcext:value-type="float">
            <text:p>0.714726616077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0705809783" calcext:value-type="float">
            <text:p>1.94807058097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444455322" calcext:value-type="float">
            <text:p>1.77674444553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3702196103" calcext:value-type="float">
            <text:p>1.29137021961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9714273985" calcext:value-type="float">
            <text:p>0.7143971427398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4674121396" calcext:value-type="float">
            <text:p>1.95846741213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92318218612" calcext:value-type="float">
            <text:p>1.769231821861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8386391172" calcext:value-type="float">
            <text:p>1.2928386391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3608880412" calcext:value-type="float">
            <text:p>0.715636088804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34853015944" calcext:value-type="float">
            <text:p>1.96348530159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2907628518" calcext:value-type="float">
            <text:p>1.77529076285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344273322" calcext:value-type="float">
            <text:p>1.29403442733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8451001631" calcext:value-type="float">
            <text:p>0.715484510016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410979567" calcext:value-type="float">
            <text:p>1.95694109795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71191819798" calcext:value-type="float">
            <text:p>1.77711918197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6281098651" calcext:value-type="float">
            <text:p>1.2956281098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030094705" calcext:value-type="float">
            <text:p>0.714100300947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695280321" calcext:value-type="float">
            <text:p>1.94836952803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539169959" calcext:value-type="float">
            <text:p>1.77885391699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417957455" calcext:value-type="float">
            <text:p>1.2940417957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345696478" calcext:value-type="float">
            <text:p>0.715883456964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3284617595" calcext:value-type="float">
            <text:p>1.96132846175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4454963732" calcext:value-type="float">
            <text:p>1.77844549637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2133755649" calcext:value-type="float">
            <text:p>1.29321337556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5924677974" calcext:value-type="float">
            <text:p>0.715559246779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179419811" calcext:value-type="float">
            <text:p>1.95511794198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2086534646" calcext:value-type="float">
            <text:p>1.77920865346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7386392225" calcext:value-type="float">
            <text:p>1.29273863922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2747860265" calcext:value-type="float">
            <text:p>1.95327478602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451146894" calcext:value-type="float">
            <text:p>0.71410451146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4423553238" calcext:value-type="float">
            <text:p>1.7624423553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523239449" calcext:value-type="float">
            <text:p>1.29225232394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503712101" calcext:value-type="float">
            <text:p>0.71473503712101</text:p>
          </table:table-cell>
        </table:table-row>
        <table:table-row table:style-name="ro1">
          <table:table-cell table:number-columns-repeated="19"/>
          <table:table-cell table:formula="of:=AVERAGE([.T43:.T72])" office:value-type="float" office:value="1.95294889163274" calcext:value-type="float">
            <text:p>1.95294889163274</text:p>
          </table:table-cell>
          <table:table-cell/>
          <table:table-cell table:formula="of:=AVERAGE([.AC43:.AC72])" office:value-type="float" office:value="0.714395423443413" calcext:value-type="float">
            <text:p>0.714395423443413</text:p>
          </table:table-cell>
          <table:table-cell/>
          <table:table-cell table:formula="of:=AVERAGE([.AJ43:.AJ72])" office:value-type="float" office:value="1.77607521816643" calcext:value-type="float">
            <text:p>1.77607521816643</text:p>
          </table:table-cell>
          <table:table-cell/>
          <table:table-cell table:formula="of:=AVERAGE([.AQ45:.AQ74])" office:value-type="float" office:value="1.29336303706146" calcext:value-type="float">
            <text:p>1.29336303706146</text:p>
          </table:table-cell>
          <table:table-cell/>
          <table:table-cell table:formula="of:=AVERAGE([.AX43:.AX72])" office:value-type="float" office:value="0.714397107652168" calcext:value-type="float">
            <text:p>0.714397107652168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3031575756" calcext:value-type="float">
            <text:p>2.00030315757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963270565" calcext:value-type="float">
            <text:p>1.8929632705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95495373" calcext:value-type="float">
            <text:p>1.42793954953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240652378" calcext:value-type="float">
            <text:p>0.713802406523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31471546" calcext:value-type="float">
            <text:p>2.01020314715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253617628" calcext:value-type="float">
            <text:p>1.9063253617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48099949" calcext:value-type="float">
            <text:p>1.430504809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6747182371" calcext:value-type="float">
            <text:p>2.01767471823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450959525" calcext:value-type="float">
            <text:p>0.7158845095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548476265" calcext:value-type="float">
            <text:p>1.89475484762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9550611" calcext:value-type="float">
            <text:p>1.426919550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011553672" calcext:value-type="float">
            <text:p>2.0240115536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83337912276" calcext:value-type="float">
            <text:p>1.89833379122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48119949" calcext:value-type="float">
            <text:p>1.428604811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0305062837" calcext:value-type="float">
            <text:p>2.01903050628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58137833539" calcext:value-type="float">
            <text:p>1.90581378335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9420947978" calcext:value-type="float">
            <text:p>2.0099420947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7327371234" calcext:value-type="float">
            <text:p>1.89973273712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006004204" calcext:value-type="float">
            <text:p>1.4296006004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89277906" calcext:value-type="float">
            <text:p>2.0185989277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7432613229" calcext:value-type="float">
            <text:p>1.90174326132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32324071" calcext:value-type="float">
            <text:p>1.42921323240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7568234139" calcext:value-type="float">
            <text:p>2.0177568234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2559028885" calcext:value-type="float">
            <text:p>1.89225590288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030029442" calcext:value-type="float">
            <text:p>0.714720300294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1038841" calcext:value-type="float">
            <text:p>2.0131010388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116879877" calcext:value-type="float">
            <text:p>1.89641168798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121818819" calcext:value-type="float">
            <text:p>1.427212181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0073505186" calcext:value-type="float">
            <text:p>2.01700735051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398430107" calcext:value-type="float">
            <text:p>0.714913984301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095827268" calcext:value-type="float">
            <text:p>1.89640958272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0796936" calcext:value-type="float">
            <text:p>1.42910796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5199815579" calcext:value-type="float">
            <text:p>2.01751998155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75937814802" calcext:value-type="float">
            <text:p>1.90759378148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11264514" calcext:value-type="float">
            <text:p>1.42987112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020841031" calcext:value-type="float">
            <text:p>2.02010208410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5643109849" calcext:value-type="float">
            <text:p>1.90456431098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2974438974" calcext:value-type="float">
            <text:p>1.4282974438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73576765" calcext:value-type="float">
            <text:p>2.01020735767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6611614093" calcext:value-type="float">
            <text:p>1.896661161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74434974" calcext:value-type="float">
            <text:p>1.4286774434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293177586" calcext:value-type="float">
            <text:p>0.71481293177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136611435" calcext:value-type="float">
            <text:p>2.02191366114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895722215" calcext:value-type="float">
            <text:p>1.90638957222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705115047" calcext:value-type="float">
            <text:p>2.01407051150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28148391423" calcext:value-type="float">
            <text:p>1.90281483914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37582276" calcext:value-type="float">
            <text:p>1.4296837582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1924966395" calcext:value-type="float">
            <text:p>0.712819249663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4083964122" calcext:value-type="float">
            <text:p>2.02340839641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3853669628" calcext:value-type="float">
            <text:p>1.9013853669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69172559" calcext:value-type="float">
            <text:p>1.428606917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4977300024" calcext:value-type="float">
            <text:p>0.715649773000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7884096964" calcext:value-type="float">
            <text:p>2.01078840969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788043381007" calcext:value-type="float">
            <text:p>1.87880433810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4799826526" calcext:value-type="float">
            <text:p>2.01647998265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398468002" calcext:value-type="float">
            <text:p>0.71455398468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9306295467" calcext:value-type="float">
            <text:p>1.90193062954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42853323" calcext:value-type="float">
            <text:p>1.42893428533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125246184" calcext:value-type="float">
            <text:p>2.0161252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885318015" calcext:value-type="float">
            <text:p>1.89478853180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42882165" calcext:value-type="float">
            <text:p>1.4261942882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135334594" calcext:value-type="float">
            <text:p>0.7143213533459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105055679" calcext:value-type="float">
            <text:p>2.01971050556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6085267279" calcext:value-type="float">
            <text:p>1.89960852672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11289778" calcext:value-type="float">
            <text:p>1.4274711289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7136645119" calcext:value-type="float">
            <text:p>2.01871366451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1506314204" calcext:value-type="float">
            <text:p>1.900150631420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90218642" calcext:value-type="float">
            <text:p>1.4292290218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3599806737" calcext:value-type="float">
            <text:p>2.01835998067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126416709" calcext:value-type="float">
            <text:p>1.90412641670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806002309" calcext:value-type="float">
            <text:p>1.42978060023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24046501" calcext:value-type="float">
            <text:p>0.715582404650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1863187512" calcext:value-type="float">
            <text:p>1.99718631875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0074768342" calcext:value-type="float">
            <text:p>1.89700747683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60602252" calcext:value-type="float">
            <text:p>1.427860602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157955623" calcext:value-type="float">
            <text:p>1.99421579556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451079525" calcext:value-type="float">
            <text:p>0.7147445107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4222132398" calcext:value-type="float">
            <text:p>1.89742221323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11256093" calcext:value-type="float">
            <text:p>1.4306711256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8894569585" calcext:value-type="float">
            <text:p>2.01588945695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897295897583" calcext:value-type="float">
            <text:p>1.88972958975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451003736" calcext:value-type="float">
            <text:p>0.715464510037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0452578471" calcext:value-type="float">
            <text:p>2.00504525784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1664145617" calcext:value-type="float">
            <text:p>1.9061664145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21809135" calcext:value-type="float">
            <text:p>1.4281321809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135298805" calcext:value-type="float">
            <text:p>0.7146613529880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4768258139" calcext:value-type="float">
            <text:p>2.01547682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150632473" calcext:value-type="float">
            <text:p>1.899150632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00757578" calcext:value-type="float">
            <text:p>1.4280300757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757625518" calcext:value-type="float">
            <text:p>2.02557576255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819598085" calcext:value-type="float">
            <text:p>0.71381819598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943262165" calcext:value-type="float">
            <text:p>1.9009432621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490215273" calcext:value-type="float">
            <text:p>1.4295490215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08275465" calcext:value-type="float">
            <text:p>0.7138308275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557682571" calcext:value-type="float">
            <text:p>2.02015576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977396866" calcext:value-type="float">
            <text:p>0.714729773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5590520431" calcext:value-type="float">
            <text:p>1.90055905204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511273146" calcext:value-type="float">
            <text:p>1.4290511273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766870772" calcext:value-type="float">
            <text:p>0.7147276687077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3063007302" calcext:value-type="float">
            <text:p>2.01430630073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1885250647" calcext:value-type="float">
            <text:p>1.901188525064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42707955" calcext:value-type="float">
            <text:p>1.427442707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872218029" calcext:value-type="float">
            <text:p>0.71392872218029</text:p>
          </table:table-cell>
        </table:table-row>
        <table:table-row table:style-name="ro1">
          <table:table-cell table:number-columns-repeated="19"/>
          <table:table-cell table:formula="of:=AVERAGE([.T75:.T104])" office:value-type="float" office:value="2.01476268621471" calcext:value-type="float">
            <text:p>2.01476268621471</text:p>
          </table:table-cell>
          <table:table-cell/>
          <table:table-cell table:formula="of:=AVERAGE([.AC75:.AC104])" office:value-type="float" office:value="0.714395914670966" calcext:value-type="float">
            <text:p>0.714395914670966</text:p>
          </table:table-cell>
          <table:table-cell/>
          <table:table-cell table:formula="of:=AVERAGE([.AJ75:.AJ104])" office:value-type="float" office:value="1.89919098330774" calcext:value-type="float">
            <text:p>1.89919098330774</text:p>
          </table:table-cell>
          <table:table-cell/>
          <table:table-cell table:formula="of:=AVERAGE([.AQ79:.AQ108])" office:value-type="float" office:value="1.42856319549737" calcext:value-type="float">
            <text:p>1.42856319549737</text:p>
          </table:table-cell>
          <table:table-cell/>
          <table:table-cell table:formula="of:=AVERAGE([.AX75:.AX104])" office:value-type="float" office:value="0.714396616424614" calcext:value-type="float">
            <text:p>0.714396616424614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4894236953" calcext:value-type="float">
            <text:p>2.04748942369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4800573894" calcext:value-type="float">
            <text:p>1.94548005738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574436237" calcext:value-type="float">
            <text:p>1.4285574436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199484001" calcext:value-type="float">
            <text:p>2.0490199484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810983357" calcext:value-type="float">
            <text:p>1.95658109833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48126265" calcext:value-type="float">
            <text:p>1.4280048126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8525917341" calcext:value-type="float">
            <text:p>2.03785259173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474204764" calcext:value-type="float">
            <text:p>1.9505474204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74413922" calcext:value-type="float">
            <text:p>1.4306774413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431176388" calcext:value-type="float">
            <text:p>2.03824311763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3442638481" calcext:value-type="float">
            <text:p>1.94934426384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00769368" calcext:value-type="float">
            <text:p>1.4269100769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2820575978" calcext:value-type="float">
            <text:p>2.0452820575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2284744963" calcext:value-type="float">
            <text:p>1.94922847449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6390888" calcext:value-type="float">
            <text:p>1.428656390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34590911" calcext:value-type="float">
            <text:p>0.713863459091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8410022726" calcext:value-type="float">
            <text:p>2.04784100227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872260134" calcext:value-type="float">
            <text:p>0.713528722601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4789952853" calcext:value-type="float">
            <text:p>1.95447899528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97446529" calcext:value-type="float">
            <text:p>1.4257974465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1989092643" calcext:value-type="float">
            <text:p>2.03619890926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4368921717" calcext:value-type="float">
            <text:p>1.95243689217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8789064433" calcext:value-type="float">
            <text:p>2.03887890644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863678038" calcext:value-type="float">
            <text:p>1.95058636780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11291462" calcext:value-type="float">
            <text:p>1.4273111291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6661782461" calcext:value-type="float">
            <text:p>0.713066617824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52250261" calcext:value-type="float">
            <text:p>2.03622522502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78979601074" calcext:value-type="float">
            <text:p>1.93789796010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63904249" calcext:value-type="float">
            <text:p>1.42909639042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7673318239" calcext:value-type="float">
            <text:p>2.034767331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556310993" calcext:value-type="float">
            <text:p>0.7150455631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333741754" calcext:value-type="float">
            <text:p>1.945333741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100736736" calcext:value-type="float">
            <text:p>1.4300100736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68043402" calcext:value-type="float">
            <text:p>2.03587680434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7726812919" calcext:value-type="float">
            <text:p>1.95277268129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63911617" calcext:value-type="float">
            <text:p>1.4283963911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915341142" calcext:value-type="float">
            <text:p>2.04259153411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7558360465" calcext:value-type="float">
            <text:p>1.95575583604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00750841" calcext:value-type="float">
            <text:p>1.4286700750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136390383" calcext:value-type="float">
            <text:p>2.04291363903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7758381307" calcext:value-type="float">
            <text:p>1.95377583813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77442129" calcext:value-type="float">
            <text:p>1.4299774421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715341352" calcext:value-type="float">
            <text:p>2.04257153413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61684777174" calcext:value-type="float">
            <text:p>1.94616847771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1831082283" calcext:value-type="float">
            <text:p>2.04718310822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082662018" calcext:value-type="float">
            <text:p>0.7147108266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6842508587" calcext:value-type="float">
            <text:p>1.96168425085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648124581" calcext:value-type="float">
            <text:p>1.4281648124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6894392743" calcext:value-type="float">
            <text:p>2.03268943927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766792877" calcext:value-type="float">
            <text:p>0.71546766792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7411171146" calcext:value-type="float">
            <text:p>1.93874111711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079706232" calcext:value-type="float">
            <text:p>1.4279079706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6872013819" calcext:value-type="float">
            <text:p>0.7158687201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0547073108" calcext:value-type="float">
            <text:p>2.02805470731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1779387601" calcext:value-type="float">
            <text:p>1.95817793876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21829766" calcext:value-type="float">
            <text:p>1.42617218297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7767960244" calcext:value-type="float">
            <text:p>2.04377679602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505735257" calcext:value-type="float">
            <text:p>1.95515057352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1653514" calcext:value-type="float">
            <text:p>1.429161653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420602715" calcext:value-type="float">
            <text:p>2.04274206027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6579529916" calcext:value-type="float">
            <text:p>1.94465795299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827053866" calcext:value-type="float">
            <text:p>1.4298827053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9031169441" calcext:value-type="float">
            <text:p>2.03890311694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7211108199" calcext:value-type="float">
            <text:p>1.9447211108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21817767" calcext:value-type="float">
            <text:p>1.427312181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45112163" calcext:value-type="float">
            <text:p>0.714344511216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2083797807" calcext:value-type="float">
            <text:p>2.03920837978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200472421" calcext:value-type="float">
            <text:p>1.95512004724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669181401" calcext:value-type="float">
            <text:p>1.4277669181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4441647956" calcext:value-type="float">
            <text:p>2.04344416479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2253081839" calcext:value-type="float">
            <text:p>1.9572253081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048113634" calcext:value-type="float">
            <text:p>1.42920481136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766954982" calcext:value-type="float">
            <text:p>0.713927669549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6178614549" calcext:value-type="float">
            <text:p>2.0316178614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5484720542" calcext:value-type="float">
            <text:p>1.95154847205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482704755" calcext:value-type="float">
            <text:p>1.430482704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831128599" calcext:value-type="float">
            <text:p>2.04278311285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20432189019" calcext:value-type="float">
            <text:p>1.942043218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6557466782" calcext:value-type="float">
            <text:p>2.04065574667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293186007" calcext:value-type="float">
            <text:p>0.714732931860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17011139988" calcext:value-type="float">
            <text:p>1.94170111399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395478531" calcext:value-type="float">
            <text:p>1.42953954785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18792296" calcext:value-type="float">
            <text:p>0.71473187922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8915495878" calcext:value-type="float">
            <text:p>2.02789154958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1368830138" calcext:value-type="float">
            <text:p>1.96113688301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00748104" calcext:value-type="float">
            <text:p>1.4289300748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8135328279" calcext:value-type="float">
            <text:p>0.714381353282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8694296111" calcext:value-type="float">
            <text:p>2.04186942961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6232119756" calcext:value-type="float">
            <text:p>1.9486232119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902138" calcext:value-type="float">
            <text:p>1.42968902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8399664842" calcext:value-type="float">
            <text:p>2.03183996648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62758565517" calcext:value-type="float">
            <text:p>1.93627585655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84975805" calcext:value-type="float">
            <text:p>1.4272984975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1652303524" calcext:value-type="float">
            <text:p>2.031165230352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33611122515" calcext:value-type="float">
            <text:p>1.94336111225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574425711" calcext:value-type="float">
            <text:p>1.4295574425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9293253376" calcext:value-type="float">
            <text:p>0.7140929325337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3589006748" calcext:value-type="float">
            <text:p>2.04435890067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990576852" calcext:value-type="float">
            <text:p>1.951990576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79693179" calcext:value-type="float">
            <text:p>1.4291479693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</table:table-row>
        <table:table-row table:style-name="ro1">
          <table:table-cell table:number-columns-repeated="19"/>
          <table:table-cell table:formula="of:=AVERAGE([.T107:.T136])" office:value-type="float" office:value="2.03946451986191" calcext:value-type="float">
            <text:p>2.03946451986191</text:p>
          </table:table-cell>
          <table:table-cell/>
          <table:table-cell table:formula="of:=AVERAGE([.AC107:.AC136])" office:value-type="float" office:value="0.714397037476802" calcext:value-type="float">
            <text:p>0.714397037476802</text:p>
          </table:table-cell>
          <table:table-cell/>
          <table:table-cell table:formula="of:=AVERAGE([.AJ107:.AJ136])" office:value-type="float" office:value="1.94975156166502" calcext:value-type="float">
            <text:p>1.94975156166502</text:p>
          </table:table-cell>
          <table:table-cell/>
          <table:table-cell table:formula="of:=AVERAGE([.AQ113:.AQ142])" office:value-type="float" office:value="1.42866672922299" calcext:value-type="float">
            <text:p>1.42866672922299</text:p>
          </table:table-cell>
          <table:table-cell/>
          <table:table-cell table:formula="of:=AVERAGE([.AX107:.AX136])" office:value-type="float" office:value="0.714396686599979" calcext:value-type="float">
            <text:p>0.714396686599979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9788873906" calcext:value-type="float">
            <text:p>2.0569788873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2031787335" calcext:value-type="float">
            <text:p>1.98020317873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90239063" calcext:value-type="float">
            <text:p>1.427289023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2599428843" calcext:value-type="float">
            <text:p>2.05425994288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293089165" calcext:value-type="float">
            <text:p>0.71565293089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383896438" calcext:value-type="float">
            <text:p>1.983838964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53361523" calcext:value-type="float">
            <text:p>1.4306553361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451148999" calcext:value-type="float">
            <text:p>0.714084511489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1557282571" calcext:value-type="float">
            <text:p>2.05815572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290562852" calcext:value-type="float">
            <text:p>1.965290562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8241559746" calcext:value-type="float">
            <text:p>2.05182415597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2200229263" calcext:value-type="float">
            <text:p>1.9782200229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63927196" calcext:value-type="float">
            <text:p>1.4269163927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3062544145" calcext:value-type="float">
            <text:p>2.05830625441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6105509363" calcext:value-type="float">
            <text:p>1.9766105509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79698021" calcext:value-type="float">
            <text:p>1.4286879698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7873118028" calcext:value-type="float">
            <text:p>2.05378731180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6779182338" calcext:value-type="float">
            <text:p>1.9776779182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9104737784" calcext:value-type="float">
            <text:p>2.04991047377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9410632199" calcext:value-type="float">
            <text:p>1.9899410632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8767864455" calcext:value-type="float">
            <text:p>2.05287678644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9284442858" calcext:value-type="float">
            <text:p>1.97792844428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184952437" calcext:value-type="float">
            <text:p>1.429518495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3894195901" calcext:value-type="float">
            <text:p>2.05138941959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19063453617" calcext:value-type="float">
            <text:p>1.9719063453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8546675214" calcext:value-type="float">
            <text:p>2.06585466752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1873903291" calcext:value-type="float">
            <text:p>1.97918739032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503693154" calcext:value-type="float">
            <text:p>0.714915036931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1894145375" calcext:value-type="float">
            <text:p>2.05618941453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7010771568" calcext:value-type="float">
            <text:p>1.97670107715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315730194" calcext:value-type="float">
            <text:p>2.05631573019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3137059856" calcext:value-type="float">
            <text:p>1.9793137059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84963805" calcext:value-type="float">
            <text:p>1.4284384963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714328722" calcext:value-type="float">
            <text:p>0.713877143287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999389474" calcext:value-type="float">
            <text:p>2.05799993894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0937062172" calcext:value-type="float">
            <text:p>1.9790937062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11277146" calcext:value-type="float">
            <text:p>1.4286711277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999346316" calcext:value-type="float">
            <text:p>2.06209993463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20958083202" calcext:value-type="float">
            <text:p>1.982095808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32315861" calcext:value-type="float">
            <text:p>1.429993231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8925737973" calcext:value-type="float">
            <text:p>2.05489257379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600421473" calcext:value-type="float">
            <text:p>1.9599600421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63921301" calcext:value-type="float">
            <text:p>1.42747639213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346018583" calcext:value-type="float">
            <text:p>0.7128234601858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547316266" calcext:value-type="float">
            <text:p>2.0495473162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801081262" calcext:value-type="float">
            <text:p>1.9728010812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00740315" calcext:value-type="float">
            <text:p>1.4296700740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81620545663" calcext:value-type="float">
            <text:p>2.04816205456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8526538393" calcext:value-type="float">
            <text:p>1.97885265383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48113423" calcext:value-type="float">
            <text:p>1.4292248113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2462607934" calcext:value-type="float">
            <text:p>2.05224626079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0947651634" calcext:value-type="float">
            <text:p>1.9730947651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616537246" calcext:value-type="float">
            <text:p>1.4289616537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336232278" calcext:value-type="float">
            <text:p>2.0579336232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59652884576" calcext:value-type="float">
            <text:p>1.9759652884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2179503" calcext:value-type="float">
            <text:p>1.429472179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5744215" calcext:value-type="float">
            <text:p>2.0429957442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9726673972" calcext:value-type="float">
            <text:p>1.9659726673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27073235" calcext:value-type="float">
            <text:p>1.4280427073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620536189" calcext:value-type="float">
            <text:p>2.04906205361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9979221075" calcext:value-type="float">
            <text:p>1.9739979221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1127862" calcext:value-type="float">
            <text:p>1.4285311278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4031016809" calcext:value-type="float">
            <text:p>2.05340310168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0210820831" calcext:value-type="float">
            <text:p>1.97202108208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3233544" calcext:value-type="float">
            <text:p>1.4281332335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9767958139" calcext:value-type="float">
            <text:p>2.04397679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0431746914" calcext:value-type="float">
            <text:p>1.9840431746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32310387" calcext:value-type="float">
            <text:p>1.4305132310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345902794" calcext:value-type="float">
            <text:p>0.7139234590279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1630956178" calcext:value-type="float">
            <text:p>2.0591630956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8684411911" calcext:value-type="float">
            <text:p>1.980868441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84956016" calcext:value-type="float">
            <text:p>1.4291784956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240553431" calcext:value-type="float">
            <text:p>0.714742405534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854680153" calcext:value-type="float">
            <text:p>2.053854680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66431930072" calcext:value-type="float">
            <text:p>1.9666431930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00757157" calcext:value-type="float">
            <text:p>1.4280700757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766910772" calcext:value-type="float">
            <text:p>0.7143476691077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2536302593" calcext:value-type="float">
            <text:p>2.05125363025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485285805" calcext:value-type="float">
            <text:p>1.9784852858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95482742" calcext:value-type="float">
            <text:p>1.42913954827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608886727" calcext:value-type="float">
            <text:p>0.7155760888672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9662495092" calcext:value-type="float">
            <text:p>2.0629662495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9431769019" calcext:value-type="float">
            <text:p>1.981943176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16527772" calcext:value-type="float">
            <text:p>1.4298616527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977485287" calcext:value-type="float">
            <text:p>0.7138897748528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7178276654" calcext:value-type="float">
            <text:p>2.0637178276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9579168864" calcext:value-type="float">
            <text:p>1.97895791688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00765368" calcext:value-type="float">
            <text:p>1.4272900765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9167927192" calcext:value-type="float">
            <text:p>2.04691679271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8768559191" calcext:value-type="float">
            <text:p>1.98687685591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95513899" calcext:value-type="float">
            <text:p>1.426179551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978343181" calcext:value-type="float">
            <text:p>2.0573978343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2631702493" calcext:value-type="float">
            <text:p>1.98826317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69181611" calcext:value-type="float">
            <text:p>1.4277469181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924783237" calcext:value-type="float">
            <text:p>0.71455924783237</text:p>
          </table:table-cell>
        </table:table-row>
        <table:table-row table:style-name="ro1">
          <table:table-cell table:number-columns-repeated="19"/>
          <table:table-cell table:formula="of:=AVERAGE([.T139:.T168])" office:value-type="float" office:value="2.05444794268638" calcext:value-type="float">
            <text:p>2.05444794268638</text:p>
          </table:table-cell>
          <table:table-cell/>
          <table:table-cell table:formula="of:=AVERAGE([.AC139:.AC168])" office:value-type="float" office:value="0.714396756775344" calcext:value-type="float">
            <text:p>0.714396756775344</text:p>
          </table:table-cell>
          <table:table-cell/>
          <table:table-cell table:formula="of:=AVERAGE([.AJ139:.AJ168])" office:value-type="float" office:value="1.97722518186823" calcext:value-type="float">
            <text:p>1.97722518186823</text:p>
          </table:table-cell>
          <table:table-cell/>
          <table:table-cell table:formula="of:=AVERAGE([.AQ147:.AQ176])" office:value-type="float" office:value="1.42867875928553" calcext:value-type="float">
            <text:p>1.42867875928553</text:p>
          </table:table-cell>
          <table:table-cell/>
          <table:table-cell table:formula="of:=AVERAGE([.AX139:.AX168])" office:value-type="float" office:value="0.714396511161568" calcext:value-type="float">
            <text:p>0.714396511161568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767696034" calcext:value-type="float">
            <text:p>2.06887676960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5589562537" calcext:value-type="float">
            <text:p>1.991558956253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616554088" calcext:value-type="float">
            <text:p>1.4273616554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757204466" calcext:value-type="float">
            <text:p>2.06557572044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92010534726" calcext:value-type="float">
            <text:p>1.999201053472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2707934" calcext:value-type="float">
            <text:p>1.4274627079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9283663912" calcext:value-type="float">
            <text:p>2.0519283663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473727922" calcext:value-type="float">
            <text:p>1.99584737279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977596866" calcext:value-type="float">
            <text:p>0.712829775968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799225475" calcext:value-type="float">
            <text:p>2.0735799225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42431534283" calcext:value-type="float">
            <text:p>2.0042431534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437593224" calcext:value-type="float">
            <text:p>1.4286437593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7725655026" calcext:value-type="float">
            <text:p>2.06277256550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5326457551" calcext:value-type="float">
            <text:p>1.9865326457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21805977" calcext:value-type="float">
            <text:p>1.4284321805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799396001" calcext:value-type="float">
            <text:p>2.057379939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905323258" calcext:value-type="float">
            <text:p>1.99429053232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48105213" calcext:value-type="float">
            <text:p>1.4300048105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5694099269" calcext:value-type="float">
            <text:p>2.060569409926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2315923878" calcext:value-type="float">
            <text:p>1.9872315923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48114265" calcext:value-type="float">
            <text:p>1.4291448114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94659374" calcext:value-type="float">
            <text:p>2.0735946593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8663180355" calcext:value-type="float">
            <text:p>1.99786631803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69167085" calcext:value-type="float">
            <text:p>1.429126916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9304569153" calcext:value-type="float">
            <text:p>2.0659304569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01452945839" calcext:value-type="float">
            <text:p>1.9701452945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58660149" calcext:value-type="float">
            <text:p>1.4272858660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3030923125" calcext:value-type="float">
            <text:p>2.0623030923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6442193219" calcext:value-type="float">
            <text:p>1.99164421932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00741368" calcext:value-type="float">
            <text:p>1.4295700741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9157190361" calcext:value-type="float">
            <text:p>2.06691571903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621051978" calcext:value-type="float">
            <text:p>2.00006210519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227056603" calcext:value-type="float">
            <text:p>1.42962270566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9146695635" calcext:value-type="float">
            <text:p>2.0639146695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0042178903" calcext:value-type="float">
            <text:p>1.993004217890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84992016" calcext:value-type="float">
            <text:p>1.4257584992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09873674" calcext:value-type="float">
            <text:p>2.0620009873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4663247723" calcext:value-type="float">
            <text:p>1.991466324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766961298" calcext:value-type="float">
            <text:p>0.713867669612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630895125" calcext:value-type="float">
            <text:p>2.0649630895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8947485318" calcext:value-type="float">
            <text:p>1.98889474853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32348282" calcext:value-type="float">
            <text:p>1.42691323482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293337586" calcext:value-type="float">
            <text:p>0.71329293337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1546672056" calcext:value-type="float">
            <text:p>2.06615466720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4568584665" calcext:value-type="float">
            <text:p>1.98445685846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00756526" calcext:value-type="float">
            <text:p>1.428130075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240433431" calcext:value-type="float">
            <text:p>0.715882404334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862443303" calcext:value-type="float">
            <text:p>2.06788624433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1684271911" calcext:value-type="float">
            <text:p>1.994168427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742863429" calcext:value-type="float">
            <text:p>1.4279742863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426249025" calcext:value-type="float">
            <text:p>2.0634262490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648431949" calcext:value-type="float">
            <text:p>1.9896484319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0074642" calcext:value-type="float">
            <text:p>1.42909007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2672891923" calcext:value-type="float">
            <text:p>2.0752672891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16948719" calcext:value-type="float">
            <text:p>1.987169487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187916644" calcext:value-type="float">
            <text:p>0.7147918791664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6367761718" calcext:value-type="float">
            <text:p>2.0626367761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157938781" calcext:value-type="float">
            <text:p>1.99581579387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53396891" calcext:value-type="float">
            <text:p>1.4272953396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1672956134" calcext:value-type="float">
            <text:p>2.06916729561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4379069075" calcext:value-type="float">
            <text:p>1.9884379069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890219063" calcext:value-type="float">
            <text:p>1.429189021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3441670061" calcext:value-type="float">
            <text:p>2.04134416700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5252657629" calcext:value-type="float">
            <text:p>1.9975252657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37580381" calcext:value-type="float">
            <text:p>1.4298637580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6715087668" calcext:value-type="float">
            <text:p>2.066671508766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317900718" calcext:value-type="float">
            <text:p>1.99431790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4946679003" calcext:value-type="float">
            <text:p>2.06549466790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60663199302" calcext:value-type="float">
            <text:p>1.99606631993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95481689" calcext:value-type="float">
            <text:p>1.4292395481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016769456" calcext:value-type="float">
            <text:p>2.0690167694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8168612454" calcext:value-type="float">
            <text:p>1.98181686124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2788797064" calcext:value-type="float">
            <text:p>2.06427887970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7873707501" calcext:value-type="float">
            <text:p>1.99778737075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58651307" calcext:value-type="float">
            <text:p>1.4281258651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20399979" calcext:value-type="float">
            <text:p>2.0620020399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9136906172" calcext:value-type="float">
            <text:p>1.9939136906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4902258" calcext:value-type="float">
            <text:p>1.428549022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799316001" calcext:value-type="float">
            <text:p>2.064979931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19631558283" calcext:value-type="float">
            <text:p>2.0019631558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37599539" calcext:value-type="float">
            <text:p>1.4280437599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2525513131" calcext:value-type="float">
            <text:p>2.076252551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8147454582" calcext:value-type="float">
            <text:p>1.9918147454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32321334" calcext:value-type="float">
            <text:p>1.4294732321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6746740267" calcext:value-type="float">
            <text:p>2.0596746740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6631603546" calcext:value-type="float">
            <text:p>1.99766316035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016566298" calcext:value-type="float">
            <text:p>1.4262016566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451165841" calcext:value-type="float">
            <text:p>0.7139245116584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599275159" calcext:value-type="float">
            <text:p>2.0688599275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608994096" calcext:value-type="float">
            <text:p>0.714556089940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9400137474" calcext:value-type="float">
            <text:p>1.98694001374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240572378" calcext:value-type="float">
            <text:p>0.71456240572378</text:p>
          </table:table-cell>
        </table:table-row>
        <table:table-row table:style-name="ro1">
          <table:table-cell table:number-columns-repeated="19"/>
          <table:table-cell table:formula="of:=AVERAGE([.T171:.T200])" office:value-type="float" office:value="2.06478063356424" calcext:value-type="float">
            <text:p>2.06478063356424</text:p>
          </table:table-cell>
          <table:table-cell/>
          <table:table-cell table:formula="of:=AVERAGE([.AC171:.AC200])" office:value-type="float" office:value="0.714396791863025" calcext:value-type="float">
            <text:p>0.714396791863025</text:p>
          </table:table-cell>
          <table:table-cell/>
          <table:table-cell table:formula="of:=AVERAGE([.AJ171:.AJ200])" office:value-type="float" office:value="1.99238313082478" calcext:value-type="float">
            <text:p>1.99238313082478</text:p>
          </table:table-cell>
          <table:table-cell/>
          <table:table-cell table:formula="of:=AVERAGE([.AQ181:.AQ210])" office:value-type="float" office:value="1.42846748131242" calcext:value-type="float">
            <text:p>1.42846748131242</text:p>
          </table:table-cell>
          <table:table-cell/>
          <table:table-cell table:formula="of:=AVERAGE([.AX171:.AX200])" office:value-type="float" office:value="0.714397388353626" calcext:value-type="float">
            <text:p>0.714397388353626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8114991458" calcext:value-type="float">
            <text:p>2.0758114991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6473677396" calcext:value-type="float">
            <text:p>2.00064736773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27081024" calcext:value-type="float">
            <text:p>1.4273027081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6704424522" calcext:value-type="float">
            <text:p>2.07967044245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3873616975" calcext:value-type="float">
            <text:p>2.00638736169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74442974" calcext:value-type="float">
            <text:p>1.4279174442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9536116278" calcext:value-type="float">
            <text:p>2.0689536116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6557824676" calcext:value-type="float">
            <text:p>2.0066557824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48098476" calcext:value-type="float">
            <text:p>1.43064480984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1462451092" calcext:value-type="float">
            <text:p>2.0671462451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210405042" calcext:value-type="float">
            <text:p>2.011521040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37445329" calcext:value-type="float">
            <text:p>1.426937445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8262307092" calcext:value-type="float">
            <text:p>2.0808262307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2757754992" calcext:value-type="float">
            <text:p>2.01327577549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515099458" calcext:value-type="float">
            <text:p>2.0655515099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7715665562" calcext:value-type="float">
            <text:p>2.01177156655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311308093" calcext:value-type="float">
            <text:p>1.4257311308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0841283325" calcext:value-type="float">
            <text:p>2.07808412833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6484108964" calcext:value-type="float">
            <text:p>2.00964841089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163898775" calcext:value-type="float">
            <text:p>1.4296163898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24096922" calcext:value-type="float">
            <text:p>2.079240969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726205551" calcext:value-type="float">
            <text:p>2.0104726205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79688758" calcext:value-type="float">
            <text:p>1.4295679688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3388733275" calcext:value-type="float">
            <text:p>2.070338873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5420973241" calcext:value-type="float">
            <text:p>2.0075420973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06028625" calcext:value-type="float">
            <text:p>1.4272806028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08283465" calcext:value-type="float">
            <text:p>0.7130708283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3778248654" calcext:value-type="float">
            <text:p>2.0663778248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2073534659" calcext:value-type="float">
            <text:p>2.01420735346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2251913419" calcext:value-type="float">
            <text:p>2.06822519134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9599937263" calcext:value-type="float">
            <text:p>2.0059599937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79683916" calcext:value-type="float">
            <text:p>1.4300279683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451047946" calcext:value-type="float">
            <text:p>0.7150445104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5125520921" calcext:value-type="float">
            <text:p>2.07551255209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0010389463" calcext:value-type="float">
            <text:p>2.01300103894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21654293" calcext:value-type="float">
            <text:p>1.428421654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6715119247" calcext:value-type="float">
            <text:p>2.06367151192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4715689773" calcext:value-type="float">
            <text:p>2.0094715689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1125546184" calcext:value-type="float">
            <text:p>2.07311255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7210445042" calcext:value-type="float">
            <text:p>2.00772104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1893924322" calcext:value-type="float">
            <text:p>2.07718939243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5936635856" calcext:value-type="float">
            <text:p>2.0195936635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63905722" calcext:value-type="float">
            <text:p>1.4289563905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6030835757" calcext:value-type="float">
            <text:p>2.070603083575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8946359" calcext:value-type="float">
            <text:p>2.009589463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563914143" calcext:value-type="float">
            <text:p>1.4281563914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1262324987" calcext:value-type="float">
            <text:p>2.079126232498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1884061175" calcext:value-type="float">
            <text:p>2.01418840611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84952858" calcext:value-type="float">
            <text:p>1.4294784952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7641286693" calcext:value-type="float">
            <text:p>2.07776412866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5505194205" calcext:value-type="float">
            <text:p>2.00655051942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32355861" calcext:value-type="float">
            <text:p>1.426193235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503731049" calcext:value-type="float">
            <text:p>0.7145550373104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8294001796" calcext:value-type="float">
            <text:p>2.06982940017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778990759" calcext:value-type="float">
            <text:p>1.9958778990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06028836" calcext:value-type="float">
            <text:p>1.4272606028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827293866" calcext:value-type="float">
            <text:p>2.070827293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9431463756" calcext:value-type="float">
            <text:p>2.0109431463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42850797" calcext:value-type="float">
            <text:p>1.429174285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4967689508" calcext:value-type="float">
            <text:p>2.0694967689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062098882" calcext:value-type="float">
            <text:p>2.00606209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5904499048" calcext:value-type="float">
            <text:p>2.07259044990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165251405" calcext:value-type="float">
            <text:p>2.0111652514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6525593131" calcext:value-type="float">
            <text:p>2.068652559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5452520576" calcext:value-type="float">
            <text:p>2.0105452520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16534509" calcext:value-type="float">
            <text:p>1.4292216534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672969818" calcext:value-type="float">
            <text:p>2.067867296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78837496" calcext:value-type="float">
            <text:p>2.01043788374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627056182" calcext:value-type="float">
            <text:p>1.4296627056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1227293445" calcext:value-type="float">
            <text:p>2.0712272934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2052513629" calcext:value-type="float">
            <text:p>2.0112052513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16535562" calcext:value-type="float">
            <text:p>1.42912165355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2483576333" calcext:value-type="float">
            <text:p>2.060248357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88494748953" calcext:value-type="float">
            <text:p>1.99884947489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95493899" calcext:value-type="float">
            <text:p>1.428079549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5030763126" calcext:value-type="float">
            <text:p>2.07750307631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47258582" calcext:value-type="float">
            <text:p>2.0104347258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63910143" calcext:value-type="float">
            <text:p>1.4285363910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5083489386" calcext:value-type="float">
            <text:p>2.06850834893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8978822128" calcext:value-type="float">
            <text:p>2.01189788221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53389102" calcext:value-type="float">
            <text:p>1.4280353389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17083560965" calcext:value-type="float">
            <text:p>2.06170835609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23663027723" calcext:value-type="float">
            <text:p>2.012366302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816552825" calcext:value-type="float">
            <text:p>1.42748165528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4567637297" calcext:value-type="float">
            <text:p>2.07445676372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031478914" calcext:value-type="float">
            <text:p>2.009503147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</table:table-row>
        <table:table-row table:style-name="ro1">
          <table:table-cell table:number-columns-repeated="19"/>
          <table:table-cell table:formula="of:=AVERAGE([.T203:.T232])" office:value-type="float" office:value="2.07167073157467" calcext:value-type="float">
            <text:p>2.07167073157467</text:p>
          </table:table-cell>
          <table:table-cell/>
          <table:table-cell table:formula="of:=AVERAGE([.AC203:.AC232])" office:value-type="float" office:value="0.714397072564486" calcext:value-type="float">
            <text:p>0.714397072564486</text:p>
          </table:table-cell>
          <table:table-cell/>
          <table:table-cell table:formula="of:=AVERAGE([.AJ203:.AJ232])" office:value-type="float" office:value="2.00924977973707" calcext:value-type="float">
            <text:p>2.00924977973707</text:p>
          </table:table-cell>
          <table:table-cell/>
          <table:table-cell table:formula="of:=AVERAGE([.AQ215:.AQ244])" office:value-type="float" office:value="1.4285341353776" calcext:value-type="float">
            <text:p>1.4285341353776</text:p>
          </table:table-cell>
          <table:table-cell/>
          <table:table-cell table:formula="of:=AVERAGE([.AX203:.AX232])" office:value-type="float" office:value="0.714396897126073" calcext:value-type="float">
            <text:p>0.714396897126073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4514911037" calcext:value-type="float">
            <text:p>2.08345149110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8568212033" calcext:value-type="float">
            <text:p>2.01985682120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237607118" calcext:value-type="float">
            <text:p>1.4273237607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57071414" calcext:value-type="float">
            <text:p>2.07821570714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9957673729" calcext:value-type="float">
            <text:p>2.02099576737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67597718" calcext:value-type="float">
            <text:p>2.0782167597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747246582" calcext:value-type="float">
            <text:p>2.0115747246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74414132" calcext:value-type="float">
            <text:p>1.4306574414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9609705674" calcext:value-type="float">
            <text:p>2.077960970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45235005" calcext:value-type="float">
            <text:p>2.0267452350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227085024" calcext:value-type="float">
            <text:p>1.4269227085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412541671" calcext:value-type="float">
            <text:p>2.0854125416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1883892754" calcext:value-type="float">
            <text:p>2.0301883892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966227404" calcext:value-type="float">
            <text:p>2.083966227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841823324" calcext:value-type="float">
            <text:p>2.026784182332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11307883" calcext:value-type="float">
            <text:p>1.42575113078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7188624012" calcext:value-type="float">
            <text:p>2.08071886240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820821241" calcext:value-type="float">
            <text:p>2.0219820821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42846376" calcext:value-type="float">
            <text:p>1.429594284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778139181" calcext:value-type="float">
            <text:p>2.0767778139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7526149972" calcext:value-type="float">
            <text:p>2.0157526149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42846586" calcext:value-type="float">
            <text:p>1.4295742846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220163979" calcext:value-type="float">
            <text:p>2.0844220163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7041950482" calcext:value-type="float">
            <text:p>2.0147041950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21818188" calcext:value-type="float">
            <text:p>1.4272721818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651807735" calcext:value-type="float">
            <text:p>2.07826518077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73546238" calcext:value-type="float">
            <text:p>2.0131073546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135271437" calcext:value-type="float">
            <text:p>0.7149213527143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978110549" calcext:value-type="float">
            <text:p>2.0794978110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23715553984" calcext:value-type="float">
            <text:p>2.02237155539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48105002" calcext:value-type="float">
            <text:p>1.4300248105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6072909397" calcext:value-type="float">
            <text:p>2.0736072909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589352011" calcext:value-type="float">
            <text:p>2.01155893520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74437922" calcext:value-type="float">
            <text:p>1.4283974437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672909818" calcext:value-type="float">
            <text:p>2.073567290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220952399" calcext:value-type="float">
            <text:p>2.00952209523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74435185" calcext:value-type="float">
            <text:p>1.42865744351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525479447" calcext:value-type="float">
            <text:p>2.07945254794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8641875114" calcext:value-type="float">
            <text:p>2.02186418751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84947384" calcext:value-type="float">
            <text:p>1.4299984947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493928954" calcext:value-type="float">
            <text:p>2.076749392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15593773" calcext:value-type="float">
            <text:p>2.0185915593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511289988" calcext:value-type="float">
            <text:p>1.42745112899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3082859913" calcext:value-type="float">
            <text:p>0.712830828599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3346554372" calcext:value-type="float">
            <text:p>2.0773346554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4716595" calcext:value-type="float">
            <text:p>2.0192347165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848145423" calcext:value-type="float">
            <text:p>1.4261848145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18854717" calcext:value-type="float">
            <text:p>2.088018854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978734759" calcext:value-type="float">
            <text:p>2.0201978734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503749996" calcext:value-type="float">
            <text:p>0.714375037499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1493808954" calcext:value-type="float">
            <text:p>2.088149380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4673416133" calcext:value-type="float">
            <text:p>2.02546734161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837589645" calcext:value-type="float">
            <text:p>1.42898375896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4935984278" calcext:value-type="float">
            <text:p>2.0814935984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6821856" calcext:value-type="float">
            <text:p>2.019236821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662268777" calcext:value-type="float">
            <text:p>2.08446622687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4715637141" calcext:value-type="float">
            <text:p>2.01447156371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63923406" calcext:value-type="float">
            <text:p>1.427276392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146600898" calcext:value-type="float">
            <text:p>2.07291466008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0357652255" calcext:value-type="float">
            <text:p>2.02303576522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27063761" calcext:value-type="float">
            <text:p>1.42894270637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609609885" calcext:value-type="float">
            <text:p>2.0870609609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2968238981" calcext:value-type="float">
            <text:p>2.0172968238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32317334" calcext:value-type="float">
            <text:p>1.429853231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99901158" calcext:value-type="float">
            <text:p>2.0938999011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5915635878" calcext:value-type="float">
            <text:p>2.0145915635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84970963" calcext:value-type="float">
            <text:p>1.4277584970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6641256167" calcext:value-type="float">
            <text:p>2.0806641256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5810362305" calcext:value-type="float">
            <text:p>2.01558103623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553388891" calcext:value-type="float">
            <text:p>1.4280553388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8578064655" calcext:value-type="float">
            <text:p>2.0838578064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3347259634" calcext:value-type="float">
            <text:p>2.0103347259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05994731" calcext:value-type="float">
            <text:p>1.4305005994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030113653" calcext:value-type="float">
            <text:p>0.7139203011365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546456267" calcext:value-type="float">
            <text:p>2.0866546456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115789352" calcext:value-type="float">
            <text:p>2.00001157893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195493478" calcext:value-type="float">
            <text:p>1.4281195493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472767923" calcext:value-type="float">
            <text:p>2.0870472767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2631302493" calcext:value-type="float">
            <text:p>2.02626313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69173401" calcext:value-type="float">
            <text:p>1.4285269173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5399131159" calcext:value-type="float">
            <text:p>2.0825399131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682079282" calcext:value-type="float">
            <text:p>2.0246820792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48125844" calcext:value-type="float">
            <text:p>1.42804481258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5146510372" calcext:value-type="float">
            <text:p>2.0815146510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624187764" calcext:value-type="float">
            <text:p>2.021624187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74426553" calcext:value-type="float">
            <text:p>1.42947744265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2925533763" calcext:value-type="float">
            <text:p>2.074292553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368225928" calcext:value-type="float">
            <text:p>2.01853682259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74430132" calcext:value-type="float">
            <text:p>1.4291374430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</table:table-row>
        <table:table-row table:style-name="ro1">
          <table:table-cell table:number-columns-repeated="19"/>
          <table:table-cell table:formula="of:=AVERAGE([.T235:.T264])" office:value-type="float" office:value="2.08133970385295" calcext:value-type="float">
            <text:p>2.08133970385295</text:p>
          </table:table-cell>
          <table:table-cell/>
          <table:table-cell table:formula="of:=AVERAGE([.AC235:.AC264])" office:value-type="float" office:value="0.714396686599979" calcext:value-type="float">
            <text:p>0.714396686599979</text:p>
          </table:table-cell>
          <table:table-cell/>
          <table:table-cell table:formula="of:=AVERAGE([.AJ235:.AJ264])" office:value-type="float" office:value="2.01853885767838" calcext:value-type="float">
            <text:p>2.01853885767838</text:p>
          </table:table-cell>
          <table:table-cell/>
          <table:table-cell table:formula="of:=AVERAGE([.AQ249:.AQ278])" office:value-type="float" office:value="1.42859172930193" calcext:value-type="float">
            <text:p>1.42859172930193</text:p>
          </table:table-cell>
          <table:table-cell/>
          <table:table-cell table:formula="of:=AVERAGE([.AX235:.AX264])" office:value-type="float" office:value="0.714396756775344" calcext:value-type="float">
            <text:p>0.714396756775344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9020022084" calcext:value-type="float">
            <text:p>2.09790200220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252279734" calcext:value-type="float">
            <text:p>2.03342522797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872230661" calcext:value-type="float">
            <text:p>0.713808722306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746451846" calcext:value-type="float">
            <text:p>2.0870746451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10145042" calcext:value-type="float">
            <text:p>2.03622101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030667336" calcext:value-type="float">
            <text:p>2.08660306673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4999678948" calcext:value-type="float">
            <text:p>2.030499967894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8767485508" calcext:value-type="float">
            <text:p>2.0888767485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9294411269" calcext:value-type="float">
            <text:p>2.03092944112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42874586" calcext:value-type="float">
            <text:p>1.4269142874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716755035" calcext:value-type="float">
            <text:p>2.082716755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2904975889" calcext:value-type="float">
            <text:p>2.02729049758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37592803" calcext:value-type="float">
            <text:p>1.4286837592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999072633" calcext:value-type="float">
            <text:p>2.08809990726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989265274" calcext:value-type="float">
            <text:p>2.01979892652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627097235" calcext:value-type="float">
            <text:p>1.4257627097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9620063558" calcext:value-type="float">
            <text:p>2.09396200635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399852211" calcext:value-type="float">
            <text:p>2.01403998522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63923196" calcext:value-type="float">
            <text:p>1.4272963923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26672708766" calcext:value-type="float">
            <text:p>2.0926672708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604170943" calcext:value-type="float">
            <text:p>2.0376041709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714295038" calcext:value-type="float">
            <text:p>0.7141971429503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188479802" calcext:value-type="float">
            <text:p>2.09441884798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483886859" calcext:value-type="float">
            <text:p>2.03074838868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11267672" calcext:value-type="float">
            <text:p>1.42957112676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027257866" calcext:value-type="float">
            <text:p>2.105027257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6431087967" calcext:value-type="float">
            <text:p>2.04664310879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42870586" calcext:value-type="float">
            <text:p>1.427294287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56430572178" calcext:value-type="float">
            <text:p>2.09564305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3031238914" calcext:value-type="float">
            <text:p>2.032303123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6041204167" calcext:value-type="float">
            <text:p>2.0856041204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8662811934" calcext:value-type="float">
            <text:p>2.0328662811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300736526" calcext:value-type="float">
            <text:p>1.430030073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1578103602" calcext:value-type="float">
            <text:p>2.08015781036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0905051679" calcext:value-type="float">
            <text:p>2.02009050516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090227273" calcext:value-type="float">
            <text:p>1.4284090227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3058481" calcext:value-type="float">
            <text:p>2.0944430584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673360344" calcext:value-type="float">
            <text:p>2.030767336034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58847517" calcext:value-type="float">
            <text:p>2.0948588475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7283866017" calcext:value-type="float">
            <text:p>2.03272838660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7442929" calcext:value-type="float">
            <text:p>1.4292174429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841192799" calcext:value-type="float">
            <text:p>2.08668411927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9294390216" calcext:value-type="float">
            <text:p>2.03292943902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45128163" calcext:value-type="float">
            <text:p>0.712824512816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9651768788" calcext:value-type="float">
            <text:p>2.08196517687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8957643202" calcext:value-type="float">
            <text:p>2.023895764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11263251" calcext:value-type="float">
            <text:p>1.4299911263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9241232378" calcext:value-type="float">
            <text:p>2.08292412323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968068455" calcext:value-type="float">
            <text:p>2.03349680684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574423606" calcext:value-type="float">
            <text:p>1.4297574423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5609625674" calcext:value-type="float">
            <text:p>2.085560962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3104933574" calcext:value-type="float">
            <text:p>2.0313104933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16537456" calcext:value-type="float">
            <text:p>1.4289416537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7399108001" calcext:value-type="float">
            <text:p>2.0847399108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8652348787" calcext:value-type="float">
            <text:p>2.0268652348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911268514" calcext:value-type="float">
            <text:p>1.4294911268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6714666616" calcext:value-type="float">
            <text:p>2.10667146666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9999726316" calcext:value-type="float">
            <text:p>2.02599997263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4999089475" calcext:value-type="float">
            <text:p>2.0864999089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9473505817" calcext:value-type="float">
            <text:p>2.01694735058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16541877" calcext:value-type="float">
            <text:p>1.4285216541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04409574306" calcext:value-type="float">
            <text:p>2.09044095743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3115533563" calcext:value-type="float">
            <text:p>2.0243115533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16546088" calcext:value-type="float">
            <text:p>1.4281216546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4114827248" calcext:value-type="float">
            <text:p>2.09141148272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147099845" calcext:value-type="float">
            <text:p>2.0255147099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95338847" calcext:value-type="float">
            <text:p>1.428095338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398449054" calcext:value-type="float">
            <text:p>0.7147339844905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510429989" calcext:value-type="float">
            <text:p>2.0915104299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8610169884" calcext:value-type="float">
            <text:p>2.03386101698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16535351" calcext:value-type="float">
            <text:p>1.4291416535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1409724832" calcext:value-type="float">
            <text:p>2.076140972483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3252280787" calcext:value-type="float">
            <text:p>2.0333252280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1128683" calcext:value-type="float">
            <text:p>1.427751128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028334707" calcext:value-type="float">
            <text:p>2.0820283347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0462873197" calcext:value-type="float">
            <text:p>2.02704628731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490212116" calcext:value-type="float">
            <text:p>1.4298490212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83216333" calcext:value-type="float">
            <text:p>2.094448321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4715405563" calcext:value-type="float">
            <text:p>2.0364715405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7388613275" calcext:value-type="float">
            <text:p>2.081738861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04885574" calcext:value-type="float">
            <text:p>2.0358704885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6230582915" calcext:value-type="float">
            <text:p>2.09462305829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9894547479" calcext:value-type="float">
            <text:p>2.01798945474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00776947" calcext:value-type="float">
            <text:p>1.42619007769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</table:table-row>
        <table:table-row table:style-name="ro1">
          <table:table-cell table:number-columns-repeated="19"/>
          <table:table-cell table:formula="of:=AVERAGE([.T267:.T296])" office:value-type="float" office:value="2.0895147829669" calcext:value-type="float">
            <text:p>2.0895147829669</text:p>
          </table:table-cell>
          <table:table-cell/>
          <table:table-cell table:formula="of:=AVERAGE([.AC267:.AC296])" office:value-type="float" office:value="0.714396862038391" calcext:value-type="float">
            <text:p>0.714396862038391</text:p>
          </table:table-cell>
          <table:table-cell/>
          <table:table-cell table:formula="of:=AVERAGE([.AJ267:.AJ296])" office:value-type="float" office:value="2.02939305677923" calcext:value-type="float">
            <text:p>2.02939305677923</text:p>
          </table:table-cell>
          <table:table-cell/>
          <table:table-cell table:formula="of:=AVERAGE([.AQ283:.AQ312])" office:value-type="float" office:value="1.42840131596854" calcext:value-type="float">
            <text:p>1.42840131596854</text:p>
          </table:table-cell>
          <table:table-cell/>
          <table:table-cell table:formula="of:=AVERAGE([.AX267:.AX296])" office:value-type="float" office:value="0.714396616424615" calcext:value-type="float">
            <text:p>0.714396616424615</text:p>
          </table:table-cell>
          <table:table-cell table:number-columns-repeated="22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156812467" calcext:value-type="float">
            <text:p>2.1028156812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6525793131" calcext:value-type="float">
            <text:p>2.04965257931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95473689" calcext:value-type="float">
            <text:p>1.4299995473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0672641397" calcext:value-type="float">
            <text:p>2.0990672641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61048041" calcext:value-type="float">
            <text:p>2.043610480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32342387" calcext:value-type="float">
            <text:p>1.4274732342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63883195912" calcext:value-type="float">
            <text:p>2.0963883195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0652220366" calcext:value-type="float">
            <text:p>2.03906522203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4167395613" calcext:value-type="float">
            <text:p>2.097416739561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8767959192" calcext:value-type="float">
            <text:p>2.04387679591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111303041" calcext:value-type="float">
            <text:p>1.42621113030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030046284" calcext:value-type="float">
            <text:p>0.714560300462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1430472178" calcext:value-type="float">
            <text:p>2.10514304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71423188" calcext:value-type="float">
            <text:p>0.71479714231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1725250816" calcext:value-type="float">
            <text:p>2.10117252508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1199451369" calcext:value-type="float">
            <text:p>2.05211994513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32332703" calcext:value-type="float">
            <text:p>1.4283932332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3472585818" calcext:value-type="float">
            <text:p>2.1043472585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715386615" calcext:value-type="float">
            <text:p>2.038271538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21798819" calcext:value-type="float">
            <text:p>1.429112179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6619982505" calcext:value-type="float">
            <text:p>2.10166199825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90102642" calcext:value-type="float">
            <text:p>2.024901026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58636149" calcext:value-type="float">
            <text:p>1.4295658636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7409465885" calcext:value-type="float">
            <text:p>2.1007409465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5052215735" calcext:value-type="float">
            <text:p>2.0395052215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27052393" calcext:value-type="float">
            <text:p>1.430022705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904206417" calcext:value-type="float">
            <text:p>2.10039042064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8389001696" calcext:value-type="float">
            <text:p>2.04483890016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79712758" calcext:value-type="float">
            <text:p>1.4272879712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3746332899" calcext:value-type="float">
            <text:p>2.09837463328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7094245164" calcext:value-type="float">
            <text:p>2.04670942451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9547811" calcext:value-type="float">
            <text:p>1.4295795478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62006461" calcext:value-type="float">
            <text:p>2.0938620064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344161743" calcext:value-type="float">
            <text:p>2.0463441617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43762375" calcext:value-type="float">
            <text:p>1.4257437623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1188451381" calcext:value-type="float">
            <text:p>2.09711884513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8357443834" calcext:value-type="float">
            <text:p>2.04283574438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321803872" calcext:value-type="float">
            <text:p>1.4286321803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8851601209" calcext:value-type="float">
            <text:p>2.09788516012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4178574549" calcext:value-type="float">
            <text:p>2.03541785745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479716337" calcext:value-type="float">
            <text:p>1.4269479716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714389774" calcext:value-type="float">
            <text:p>0.7132971438977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73062028356" calcext:value-type="float">
            <text:p>2.10730620283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90620746715" calcext:value-type="float">
            <text:p>2.02906207467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37607329" calcext:value-type="float">
            <text:p>1.4273037607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1809408622" calcext:value-type="float">
            <text:p>2.10618094086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0199641895" calcext:value-type="float">
            <text:p>2.03401996418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32337755" calcext:value-type="float">
            <text:p>1.4279132337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8609401464" calcext:value-type="float">
            <text:p>2.10686094014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4083911491" calcext:value-type="float">
            <text:p>2.02840839114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3258638675" calcext:value-type="float">
            <text:p>1.4293258638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6651592998" calcext:value-type="float">
            <text:p>2.09866515929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0746978161" calcext:value-type="float">
            <text:p>2.037074697816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21800503" calcext:value-type="float">
            <text:p>1.4289521800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8451580577" calcext:value-type="float">
            <text:p>2.09984515805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52009945253" calcext:value-type="float">
            <text:p>2.05520099452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84950753" calcext:value-type="float">
            <text:p>1.42967849507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37946275846" calcext:value-type="float">
            <text:p>2.1037946275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125868289" calcext:value-type="float">
            <text:p>2.0425125868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27061656" calcext:value-type="float">
            <text:p>1.42914270616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714790827" calcext:value-type="float">
            <text:p>2.0948714790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062058882" calcext:value-type="float">
            <text:p>2.04406205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84948858" calcext:value-type="float">
            <text:p>1.4298584948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556384677" calcext:value-type="float">
            <text:p>0.7143455638467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6662129829" calcext:value-type="float">
            <text:p>2.09766621298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6599645685" calcext:value-type="float">
            <text:p>2.03365996456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63918354" calcext:value-type="float">
            <text:p>1.4277563918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0251515525" calcext:value-type="float">
            <text:p>2.10602515155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406269046" calcext:value-type="float">
            <text:p>2.0444062690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3672638239" calcext:value-type="float">
            <text:p>2.099367263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485237384" calcext:value-type="float">
            <text:p>2.0244852373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39837116" calcext:value-type="float">
            <text:p>0.71547398371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4535763647" calcext:value-type="float">
            <text:p>2.10245357636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0715346615" calcext:value-type="float">
            <text:p>2.042071534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37594487" calcext:value-type="float">
            <text:p>1.4285237594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1662103514" calcext:value-type="float">
            <text:p>2.10016621035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4694542427" calcext:value-type="float">
            <text:p>2.01846945424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79705179" calcext:value-type="float">
            <text:p>1.4280079705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6925213763" calcext:value-type="float">
            <text:p>2.104692521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4062679934" calcext:value-type="float">
            <text:p>2.0454062679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542851008" calcext:value-type="float">
            <text:p>1.42915428510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4746447635" calcext:value-type="float">
            <text:p>2.0874746447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1241735535" calcext:value-type="float">
            <text:p>2.03512417355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11283462" calcext:value-type="float">
            <text:p>1.4280711283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535785752" calcext:value-type="float">
            <text:p>2.10035357857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0399578527" calcext:value-type="float">
            <text:p>2.04003995785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605993046" calcext:value-type="float">
            <text:p>1.4306605993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58839096" calcext:value-type="float">
            <text:p>2.1028588390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0578578338" calcext:value-type="float">
            <text:p>2.0350578578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</table:table-row>
        <table:table-row table:style-name="ro1">
          <table:table-cell table:number-columns-repeated="19"/>
          <table:table-cell table:formula="of:=AVERAGE([.T299:.T328])" office:value-type="float" office:value="2.10049891175554" calcext:value-type="float">
            <text:p>2.10049891175554</text:p>
          </table:table-cell>
          <table:table-cell/>
          <table:table-cell table:formula="of:=AVERAGE([.AC299:.AC328])" office:value-type="float" office:value="0.714396826950708" calcext:value-type="float">
            <text:p>0.714396826950708</text:p>
          </table:table-cell>
          <table:table-cell/>
          <table:table-cell table:formula="of:=AVERAGE([.AJ299:.AJ328])" office:value-type="float" office:value="2.03930683581737" calcext:value-type="float">
            <text:p>2.03930683581737</text:p>
          </table:table-cell>
          <table:table-cell/>
          <table:table-cell table:formula="of:=AVERAGE([.AQ317:.AQ346])" office:value-type="float" office:value="1.42905963607759" calcext:value-type="float">
            <text:p>1.42905963607759</text:p>
          </table:table-cell>
          <table:table-cell/>
          <table:table-cell table:formula="of:=AVERAGE([.AX299:.AX328])" office:value-type="float" office:value="0.714397388353626" calcext:value-type="float">
            <text:p>0.71439738835362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0:06:06.24960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8:15:36.654582374</meta:creation-date>
    <meta:generator>LibreOffice/6.4.6.2$Linux_X86_64 LibreOffice_project/40$Build-2</meta:generator>
    <dc:date>2021-01-29T19:35:38.252892837</dc:date>
    <meta:editing-duration>PT17M37S</meta:editing-duration>
    <meta:editing-cycles>10</meta:editing-cycles>
    <meta:document-statistic meta:table-count="1" meta:cell-count="91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 draw:fill-image-name="ChartBitmap_20_2" draw:opacity="50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style-name="ch1">
        <chart:title svg:x="10.316cm" svg:y="0.436cm" chart:style-name="ch2">
          <text:p>Mean Throughput</text:p>
        </chart:title>
        <chart:legend chart:legend-position="end" svg:x="21.445cm" svg:y="6.273cm" style:legend-expansion="high" chart:style-name="ch3"/>
        <chart:plot-area chart:style-name="ch4" table:cell-range-address="Sheet1.C11:Sheet1.D20 Sheet1.D10:Sheet1.D10 Sheet1.H10:Sheet1.H20 Sheet1.J10:Sheet1.J20 Sheet1.L10:Sheet1.L20" chart:data-source-has-labels="row" svg:x="1.73cm" svg:y="1.638cm" svg:width="19.215cm" svg:height="11.923cm">
          <chartooo:coordinate-region svg:x="2.457cm" svg:y="1.837cm" svg:width="18.182cm" svg:height="10.971cm"/>
          <chart:axis chart:dimension="x" chart:name="primary-x" chart:style-name="ch5">
            <chart:title svg:x="11.135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H11:Sheet1.H20" chart:label-cell-address="Sheet1.H10:Sheet1.H10" chart:class="chart:scatter">
            <chart:data-point chart:repeated="10"/>
          </chart:series>
          <chart:series chart:style-name="ch12" chart:values-cell-range-address="Sheet1.J11:Sheet1.J20" chart:label-cell-address="Sheet1.J10:Sheet1.J10" chart:class="chart:scatter">
            <chart:data-point chart:repeated="10"/>
          </chart:series>
          <chart:series chart:style-name="ch13" chart:values-cell-range-address="Sheet1.L11:Sheet1.L20" chart:label-cell-address="Sheet1.L10:Sheet1.L10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,C=6</text:p>
                <draw:g>
                  <svg:desc>Sheet1.D10:Sheet1.D10</svg:desc>
                </draw:g>
              </table:table-cell>
              <table:table-cell office:value-type="string">
                <text:p>N=20,C=6</text:p>
                <draw:g>
                  <svg:desc>Sheet1.H10:Sheet1.H10</svg:desc>
                </draw:g>
              </table:table-cell>
              <table:table-cell office:value-type="string">
                <text:p>N=10, C=6</text:p>
                <draw:g>
                  <svg:desc>Sheet1.J10:Sheet1.J10</svg:desc>
                </draw:g>
              </table:table-cell>
              <table:table-cell office:value-type="string">
                <text:p>N=5,C=6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34855310678621">
                <text:p>1.34855310678621</text:p>
                <draw:g>
                  <svg:desc>Sheet1.H11:Sheet1.H20</svg:desc>
                </draw:g>
              </table:table-cell>
              <table:table-cell office:value-type="float" office:value="0.823090502009998">
                <text:p>0.823090502009998</text:p>
                <draw:g>
                  <svg:desc>Sheet1.J11:Sheet1.J20</svg:desc>
                </draw:g>
              </table:table-cell>
              <table:table-cell office:value-type="float" office:value="0.457600851648226">
                <text:p>0.457600851648226</text:p>
                <draw:g>
                  <svg:desc>Sheet1.L11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0.714397107652168">
                <text:p>0.71439710765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0.714396616424614">
                <text:p>0.714396616424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0.714396686599979">
                <text:p>0.71439668659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0.714396511161568">
                <text:p>0.71439651116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0.714397388353626">
                <text:p>0.71439738835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0.714396897126073">
                <text:p>0.71439689712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0.714396756775344">
                <text:p>0.71439675677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0.714396616424615">
                <text:p>0.714396616424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0.714397388353626">
                <text:p>0.714397388353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</office:styles>
</office:document-styles>
</file>